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11f8e67" officeooo:paragraph-rsid="011f8e67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11f8e67" officeooo:paragraph-rsid="01780979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141d97a" officeooo:paragraph-rsid="01780979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14d8cc5" officeooo:paragraph-rsid="0178a10e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189af0e" officeooo:paragraph-rsid="0189af0e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189af0e" officeooo:paragraph-rsid="018b813d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189af0e" officeooo:paragraph-rsid="018d70d4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11f8e67" officeooo:paragraph-rsid="018b813d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18e7a85" officeooo:paragraph-rsid="018e7a85" style:font-size-asian="12pt" style:font-style-asian="normal" style:font-size-complex="12pt" style:font-style-complex="normal"/>
    </style:style>
    <style:style style:name="T1" style:family="text">
      <style:text-properties officeooo:rsid="014d8cc5"/>
    </style:style>
    <style:style style:name="T2" style:family="text">
      <style:text-properties officeooo:rsid="017b3f62"/>
    </style:style>
    <style:style style:name="T3" style:family="text">
      <style:text-properties officeooo:rsid="011f8e67"/>
    </style:style>
    <style:style style:name="T4" style:family="text">
      <style:text-properties officeooo:rsid="018d70d4"/>
    </style:style>
    <style:style style:name="T5" style:family="text">
      <style:text-properties officeooo:rsid="0191ae7b"/>
    </style:style>
    <style:style style:name="T6" style:family="text">
      <style:text-properties officeooo:rsid="0192b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\chapter{Optimization Results}</text:p>
      <text:p text:style-name="P5">\label{sec:optimization_results}</text:p>
      <text:p text:style-name="P5">This chapter focuses on showing and analyzing the most interesting MAV designs</text:p>
      <text:p text:style-name="P5">produced by the optimization tool. A short digression on platonic solid is first</text:p>
      <text:p text:style-name="P5">needed in order to properly analyze the results. The optimal designs with an even number</text:p>
      <text:p text:style-name="P5">of propellers are then described. Afterwards, the designs with an odd number of</text:p>
      <text:p text:style-name="P5">propellers are shown. A comparison of the different optimal drone design is then</text:p>
      <text:p text:style-name="P5">proposed. Finally, a few results of optimizations performed with the number of</text:p>
      <text:p text:style-name="P5">propeller as an argument are presented.</text:p>
      <text:p text:style-name="P5"/>
      <text:p text:style-name="P5">\section{Platonic Solids}</text:p>
      <text:p text:style-name="P5">\label{sec:platonic_solids}</text:p>
      <text:p text:style-name="P5">Platonic solids are five regular and convex polyhedrons named after the</text:p>
      <text:p text:style-name="P5">ancient Greek philosopher Plato to honor his memory \citep{noauthor_platonic_2018}.</text:p>
      <text:p text:style-name="P5">The five platonic solids are:</text:p>
      <text:p text:style-name="P5">{\small\begin{itemize}</text:p>
      <text:p text:style-name="P5">\item The tetrahedron composed of four faces and four vertices (see \Cref{fig:tetrahedron}).</text:p>
      <text:p text:style-name="P5">\item The octahedron composed of eight faces and six vertices (see \Cref{fig:octahedron}).</text:p>
      <text:p text:style-name="P5">\item The cube composed of six faces and eight vertices (see \Cref{fig:cube}).</text:p>
      <text:p text:style-name="P5">\item The icosahedron composed of twenty faces and twelve vertices.</text:p>
      <text:p text:style-name="P5">\item The dodecahedron composed of twelve faces and twenty vertices.</text:p>
      <text:p text:style-name="P5">\end{itemize}}</text:p>
      <text:p text:style-name="P5">There is a angle that can be found at least in the</text:p>
      <text:p text:style-name="P5">first three platonic solids. This angle is found between the horizontal plane and</text:p>
      <text:p text:style-name="P5">the vertices of the polyhedron (see \Cref{fig:platonic_solid}). This angle find itself</text:p>
      <text:p text:style-name="P5">in some of the obtained results. So in order to ensure simplicity,</text:p>
      <text:p text:style-name="P5">in the rest of this work this angle will be referred to as the platonic solids angle</text:p>
      <text:p text:style-name="P5">($\beta_{PS}$).</text:p>
      <text:p text:style-name="P5"/>
      <text:p text:style-name="P5">\begin{figure}[!h]</text:p>
      <text:p text:style-name="P5"><text:s text:c="2"/>\begin{subfigure}[b]{0.22\textwidth}</text:p>
      <text:p text:style-name="P5"><text:soft-page-break/><text:s text:c="4"/>\includegraphics[width=\linewidth]{images/tetrahedron.jpg}</text:p>
      <text:p text:style-name="P5"><text:s text:c="4"/>\caption{Tetrahedron.} \label{fig:tetrahedron}</text:p>
      <text:p text:style-name="P5"><text:s text:c="2"/>\end{subfigure}</text:p>
      <text:p text:style-name="P5"><text:s text:c="2"/>\hspace*{\fill} % separation between the subfigures</text:p>
      <text:p text:style-name="P5"><text:s text:c="2"/>\begin{subfigure}[b]{0.27\textwidth}</text:p>
      <text:p text:style-name="P5"><text:s text:c="4"/>\includegraphics[width=\linewidth]{images/octahedron.jpg}</text:p>
      <text:p text:style-name="P5"><text:s text:c="4"/>\caption{Octahedron.} \label{fig:octahedron}</text:p>
      <text:p text:style-name="P5"><text:s text:c="2"/>\end{subfigure}</text:p>
      <text:p text:style-name="P5"><text:s text:c="2"/>\hspace*{\fill} % separation between the subfigures</text:p>
      <text:p text:style-name="P5"><text:s text:c="2"/>\begin{subfigure}[b]{0.26\textwidth}</text:p>
      <text:p text:style-name="P5"><text:s text:c="4"/>\includegraphics[width=\linewidth]{images/cube.jpg}</text:p>
      <text:p text:style-name="P5"><text:s text:c="4"/>\caption{Cube.} \label{fig:cube}</text:p>
      <text:p text:style-name="P5"><text:s text:c="2"/>\end{subfigure}</text:p>
      <text:p text:style-name="P5"><text:s text:c="2"/>\caption{The first three platonic solids $\big(\cos(\beta_{PS}) = \sqrt{\frac{2}{3}}</text:p>
      <text:p text:style-name="P5"><text:s text:c="2"/>\rightarrow \beta_{PS} \simeq 35.26^{\circ}\big)\, .$}</text:p>
      <text:p text:style-name="P5"><text:s text:c="2"/>\label{fig:platonic_solid}</text:p>
      <text:p text:style-name="P5">\end{figure}</text:p>
      <text:p text:style-name="P5"/>
      <text:p text:style-name="P5">\section{Even Designs}</text:p>
      <text:p text:style-name="P5">\label{sec:even_designs}</text:p>
      <text:p text:style-name="P5">\subsection{Quad-copter}</text:p>
      <text:p text:style-name="P5">\label{sec:quad_copter}</text:p>
      <text:p text:style-name="P5">The first MAV morphology presented is obtained when optimizing to find</text:p>
      <text:p text:style-name="P5">$\beta_{arm}$ and $\theta_{arm}$, with as fixed design parameters $n\ =\ 4$</text:p>
      <text:p text:style-name="P5">and $L\ =\ 0.5\ [m]$ and as an initial solution $\beta_{arm,0} \ =\ [0^{\circ},</text:p>
      <text:p text:style-name="P5">\ <text:s/>0^{\circ},\ <text:s/>0^{\circ},\ 0^{\circ}]$ and $\theta_{arm,0}\ =\</text:p>
      <text:p text:style-name="P5">[0^{\circ},\ <text:s/>0^{\circ},\ <text:s/>0^{\circ},\ <text:s/>0^{\circ}]$. As a cost function for the</text:p>
      <text:p text:style-name="P5">optimization problem, the cost function that maximizes the minimal attainable</text:p>
      <text:p text:style-name="P5">force and the minimal attainable torque that the MAV can produce in any direction</text:p>
      <text:p text:style-name="P5">and that minimizes the inertia of the drone is used. The result is depicted in</text:p>
      <text:p text:style-name="P5">\Cref{fig:Quadcopter_1} and has the following features:</text:p>
      <text:p text:style-name="P5"><text:soft-page-break/>{\footnotesize\begin{itemize}</text:p>
      <text:p text:style-name="P5"><text:s text:c="2"/>\item $n\ =\ 4$</text:p>
      <text:p text:style-name="P5"><text:s text:c="2"/>\item $\beta_{arm}\ =\ [-32.42^{\circ},\ <text:s/>-35.49^{\circ},\ <text:s/>-35.44^{\circ},\ <text:s/>-35.49^{\circ}]$</text:p>
      <text:p text:style-name="P5"><text:s text:c="2"/>\item $\theta_{arm}\ =\ [-0.99^{\circ},\ <text:s/>-1.88^{\circ},\ <text:s/>-2.26^{\circ},\ <text:s/>-2.94^{\circ}]$</text:p>
      <text:p text:style-name="P5"><text:s text:c="2"/>\item $L\ =\ 0.5\ [m]$</text:p>
      <text:p text:style-name="P5">\end{itemize}}</text:p>
      <text:p text:style-name="P5">It is noticeable that the $\theta_{arm}$ tend towards zero and that the $\beta_{arm}$</text:p>
      <text:p text:style-name="P5">tend towards the platonic solid angle $\beta_{PS}$. However, the design has not totally</text:p>
      <text:p text:style-name="P5">converged. This is due to the fact that the optimization tool has, as mentioned in</text:p>
      <text:p text:style-name="P5">\Cref{sec:limitations}, found a local minimum before reaching the global one,</text:p>
      <text:p text:style-name="P5">which seems to be when the drone has the arms equally distributed in the horizontal</text:p>
      <text:p text:style-name="P5">plane ($\theta_{arm}$ = 0) and forming the platonic solid angle with the same horizontal</text:p>
      <text:p text:style-name="P5">plane ($\beta_{arm}\ =\ \beta_{PS}$). So as to verify this, the second</text:p>
      <text:p text:style-name="P5">design is obtained when performing the same optimization as before with a slight</text:p>
      <text:p text:style-name="P5">change, which consists in choosing as initial solution $\beta_{arm,0} \ =\</text:p>
      <text:p text:style-name="P5">[35.26^{\circ},\ <text:s/>-35.26^{\circ},\ <text:s/>35.26^{\circ},\ <text:s/>-35.26^{\circ}]$. The result is</text:p>
      <text:p text:style-name="P5">depicted in \Cref{fig:Quadcopter_1} and has the following features:</text:p>
      <text:p text:style-name="P5">{\footnotesize\begin{itemize}</text:p>
      <text:p text:style-name="P5"><text:s text:c="2"/>\item $n\ =\ 4$</text:p>
      <text:p text:style-name="P5"><text:s text:c="2"/>\item $\beta_{arm}\ =\ [35.26^{\circ},\ <text:s/>-35.26^{\circ},\ <text:s/>35.26^{\circ},\ <text:s/>-35.26^{\circ}]$</text:p>
      <text:p text:style-name="P5"><text:s text:c="2"/>\item $\theta_{arm}\ =\ [0^{\circ},\ <text:s/>0^{\circ},\ <text:s/>0^{\circ},\ <text:s/>0^{\circ}]$</text:p>
      <text:p text:style-name="P5"><text:s text:c="2"/>\item $L\ =\ 0.5\ [m]$</text:p>
      <text:p text:style-name="P5">\end{itemize}}</text:p>
      <text:p text:style-name="P5">After optimization the second design is the same as the initial solution. This means</text:p>
      <text:p text:style-name="P5">that the initially chosen design is optimal and it is very likely a global optimum</text:p>
      <text:p text:style-name="P5">as when starting the optimization from different initial solution it converges to it.</text:p>
      <text:p text:style-name="P5">It is interesting to note that the four propellers of the second design form the four</text:p>
      <text:p text:style-name="P5">vertices of a tetrahedron (see \Cref{fig:Quadcopter_2_tetra}).</text:p>
      <text:p text:style-name="P5">\begin{figure}[!h]</text:p>
      <text:p text:style-name="P5"><text:s text:c="2"/>\resizebox{\textwidth}{!}{\begin{subfigure}[b]{0.45\textwidth}</text:p>
      <text:p text:style-name="P5"><text:s text:c="4"/>\includegraphics[width=\linewidth]{images/Quadcopter2.jpg}</text:p>
      <text:p text:style-name="P5"><text:soft-page-break/><text:s text:c="4"/>\caption{Design 1.} \label{fig:Quadcopter_1}</text:p>
      <text:p text:style-name="P5"><text:s text:c="2"/>\end{subfigure}</text:p>
      <text:p text:style-name="P5">\hspace*{\fill} % separation between the subfigures</text:p>
      <text:p text:style-name="P5">\begin{subfigure}[b]{0.4\textwidth}</text:p>
      <text:p text:style-name="P5"><text:s text:c="4"/>\includegraphics[width=\linewidth]{images/Quadcopter.jpg}</text:p>
      <text:p text:style-name="P5"><text:s text:c="4"/>\caption{Design 2.} \label{fig:Quadcopter_2}</text:p>
      <text:p text:style-name="P5"><text:s text:c="2"/>\end{subfigure}</text:p>
      <text:p text:style-name="P5"><text:s text:c="2"/>\hspace*{\fill} % separation between the subfigures</text:p>
      <text:p text:style-name="P5"><text:s text:c="2"/>\begin{subfigure}[b]{0.35\textwidth}</text:p>
      <text:p text:style-name="P5"><text:s text:c="4"/>\includegraphics[width=\linewidth]{images/Quad_tetrahedron.jpg}</text:p>
      <text:p text:style-name="P5"><text:s text:c="4"/>\caption{Design 2 in a tetrahedron.} \label{fig:Quadcopter_2_tetra}</text:p>
      <text:p text:style-name="P5"><text:s text:c="2"/>\end{subfigure}}</text:p>
      <text:p text:style-name="P5"><text:s text:c="2"/>\caption{Schematic of the optimal designs obtained for the Quad-copter.}</text:p>
      <text:p text:style-name="P5"><text:s text:c="2"/>\label{fig:Quadcopter_result}</text:p>
      <text:p text:style-name="P5">\end{figure}</text:p>
      <text:p text:style-name="P5">It is important to understand that for the tool, the designs with all the arms</text:p>
      <text:p text:style-name="P5">on the same side (as design 1), or the designs with distributed arms (as design 2),</text:p>
      <text:p text:style-name="P5">are equivalent. Even with slightly different arm angles’ magnitudes</text:p>
      <text:p text:style-name="P5">between the two designs, when comparing \Cref{fig:Quadcopter1_spaces}with</text:p>
      <text:p text:style-name="P5">\Cref{fig:Quadcopter2_spaces} and when comparing the different metrics</text:p>
      <text:p text:style-name="P5">in \Cref{tab:tab_Quad_compare_force}, \Cref{tab:tab_Quad_compare_torque} and</text:p>
      <text:p text:style-name="P5">\Cref{tab:tab_Quad_compare_hover}, one can easily see that the two designs</text:p>
      <text:p text:style-name="P5">propose similar abilities. The main difference is the location of their center of mass</text:p>
      <text:p text:style-name="P5">that the tool does not consider. For instance, second design’s CoM coincide with</text:p>
      <text:p text:style-name="P5">the body origin. Which renders the drone more balanced and thus more controllable.</text:p>
      <text:p text:style-name="P5"/>
      <text:p text:style-name="P5">\begin{figure}[!h]</text:p>
      <text:p text:style-name="P5"><text:s text:c="2"/>\resizebox{\textwidth}{!}{\begin{subfigure}[b]{0.55\textwidth}</text:p>
      <text:p text:style-name="P5"><text:s text:c="4"/>\includegraphics[width=\linewidth]{images/Quad_design_2_fspace.jpg}</text:p>
      <text:p text:style-name="P5"><text:s text:c="4"/>\caption{Attainable force space.} \label{fig:deisgn1_fspace}</text:p>
      <text:p text:style-name="P5"><text:s text:c="2"/>\end{subfigure}</text:p>
      <text:p text:style-name="P5"><text:soft-page-break/><text:s text:c="2"/>\hspace*{\fill} % separation between the subfigures</text:p>
      <text:p text:style-name="P5"><text:s text:c="2"/>\begin{subfigure}[b]{0.51\textwidth}</text:p>
      <text:p text:style-name="P5"><text:s text:c="4"/>\includegraphics[width=\linewidth]{images/Quad_design_2_tspace.jpg}</text:p>
      <text:p text:style-name="P5"><text:s text:c="4"/>\caption{Attainable torque space.} \label{fig:deisgn1_tspace}</text:p>
      <text:p text:style-name="P5"><text:s text:c="2"/>\end{subfigure}</text:p>
      <text:p text:style-name="P5"><text:s text:c="2"/>\begin{subfigure}[b]{0.52\textwidth}</text:p>
      <text:p text:style-name="P5"><text:s text:c="4"/>\includegraphics[width=\linewidth]{images/Quad_design_2_hspace.jpg}</text:p>
      <text:p text:style-name="P5"><text:s text:c="4"/>\caption{Hover efficiency in every orientation.} \label{fig:deisgn1_hspace}</text:p>
      <text:p text:style-name="P5"><text:s text:c="2"/>\end{subfigure}}</text:p>
      <text:p text:style-name="P5"><text:s text:c="2"/>\caption{Visual representation of the abilities of Design 1.}</text:p>
      <text:p text:style-name="P5"><text:s text:c="2"/>\label{fig:Quadcopter1_spaces}</text:p>
      <text:p text:style-name="P5">\end{figure}</text:p>
      <text:p text:style-name="P5">\begin{figure}[!h]</text:p>
      <text:p text:style-name="P5"><text:s text:c="2"/>\resizebox{\textwidth}{!}{\begin{subfigure}[b]{0.55\textwidth}</text:p>
      <text:p text:style-name="P5"><text:s text:c="4"/>\includegraphics[width=\linewidth]{images/Quad_design_1_fspace.jpg}</text:p>
      <text:p text:style-name="P5"><text:s text:c="4"/>\caption{Attainable force space.} \label{fig:deisgn2_fspace}</text:p>
      <text:p text:style-name="P5"><text:s text:c="2"/>\end{subfigure}</text:p>
      <text:p text:style-name="P5"><text:s text:c="2"/>\hspace*{\fill} % separation between the subfigures</text:p>
      <text:p text:style-name="P5"><text:s text:c="2"/>\begin{subfigure}[b]{0.52\textwidth}</text:p>
      <text:p text:style-name="P5"><text:s text:c="4"/>\includegraphics[width=\linewidth]{images/Quad_design_1_tspace.jpg}</text:p>
      <text:p text:style-name="P5"><text:s text:c="4"/>\caption{Attainable torque space.} \label{fig:deisgn2_tspace}</text:p>
      <text:p text:style-name="P5"><text:s text:c="2"/>\end{subfigure}</text:p>
      <text:p text:style-name="P5"><text:s text:c="2"/>\begin{subfigure}[b]{0.5\textwidth}</text:p>
      <text:p text:style-name="P5"><text:s text:c="4"/>\includegraphics[width=\linewidth]{images/Quad_design_1_hspace.jpg}</text:p>
      <text:p text:style-name="P5"><text:s text:c="4"/>\caption{Hover efficiency in every orientation.} \label{fig:deisgn2_hspace}</text:p>
      <text:p text:style-name="P5"><text:s text:c="2"/>\end{subfigure}}</text:p>
      <text:p text:style-name="P5"><text:s text:c="2"/>\caption{Visual representation of the abilities of Design 2.}</text:p>
      <text:p text:style-name="P5"><text:s text:c="2"/>\label{fig:Quadcopter2_spaces}</text:p>
      <text:p text:style-name="P5">\end{figure}</text:p>
      <text:p text:style-name="P5">In the following tables, a comparison between the metrics of the optimal designs</text:p>
      <text:p text:style-name="P5">and the standard quad-copter is proposed. Due to the tilting ability of the rotors,</text:p>
      <text:p text:style-name="P5"><text:soft-page-break/>the standard design is equally fully-actuated. Even though the force that the standard</text:p>
      <text:p text:style-name="P5">quad-copter design can apply in the $Z$ direction is big, the forces that it can</text:p>
      <text:p text:style-name="P5">apply on its side and in average are much more limited. We also notice that the</text:p>
      <text:p text:style-name="P5">optimal designs proposed by the tool are actually meeting the omni-directionality</text:p>
      <text:p text:style-name="P5">criteria stated in \Cref{sec:cost_functions}. Indeed, compared to the standard</text:p>
      <text:p text:style-name="P5">design, the minimal forces and torques that the optimal designs can apply are high.</text:p>
      <text:p text:style-name="P5">Furthermore, the volumes of the attainable forces and torques are big and shaped</text:p>
      <text:p text:style-name="P5">like spheres, which makes the MAVs dynamical properties nearly invariant to their</text:p>
      <text:p text:style-name="P5">orientation. Therefore it is not an overstatement to say that they are omni-directional.</text:p>
      <text:p text:style-name="P5">\begin{table}[!h]</text:p>
      <text:p text:style-name="P5">\begin{center}</text:p>
      <text:p text:style-name="P5"><text:s/>\caption{Force capabilities of the designs.}\vspace{1ex}</text:p>
      <text:p text:style-name="P5"><text:s/>\label{tab:tab_Quad_compare_force}</text:p>
      <text:p text:style-name="P5"><text:s/>\resizebox{\textwidth}{!}{\begin{tabular}{|c|cccccc|}</text:p>
      <text:p text:style-name="P5"><text:s/>\hline</text:p>
      <text:p text:style-name="P5"><text:s/>Design &amp; $F_{min}\ [N]$ &amp; $F_{max}\ [N]$ &amp; $F_{mean}\ [N]$ &amp; $MAD(F)\ [N]$</text:p>
      <text:p text:style-name="P5"><text:s/>&amp; Force space volume $[N^3]$&amp; Force space surface $[N^2]$\\ \hline</text:p>
      <text:p text:style-name="P5"><text:s text:c="2"/>1 &amp; 23.19 &amp; 28.56 &amp; 26.87 &amp; 0.86 &amp; 81'683 &amp; 9'345\\</text:p>
      <text:p text:style-name="P5"><text:s text:c="2"/>2 &amp; 23.23 &amp; 28.37 &amp; 26.87 &amp; 0.86 &amp; 81'710 &amp; 9'326\\</text:p>
      <text:p text:style-name="P5"><text:s text:c="2"/>Standard &amp; 17.37 &amp; 34.74 &amp; 24.43 &amp; 3.43 &amp; 65’673 &amp; 8’865\\</text:p>
      <text:p text:style-name="P5"><text:s/>\hline</text:p>
      <text:p text:style-name="P5"><text:s/>\end{tabular}}</text:p>
      <text:p text:style-name="P5">\end{center}</text:p>
      <text:p text:style-name="P5">\end{table}</text:p>
      <text:p text:style-name="P5">\begin{table}[!h]</text:p>
      <text:p text:style-name="P5">\begin{center}</text:p>
      <text:p text:style-name="P5"><text:s/>\caption{Torque capabilities of the designs .}\vspace{1ex}</text:p>
      <text:p text:style-name="P5"><text:s/>\label{tab:tab_Quad_compare_torque}</text:p>
      <text:p text:style-name="P5"><text:s/>\resizebox{\textwidth}{!}{\begin{tabular}{|c|cccccc|}</text:p>
      <text:p text:style-name="P5"><text:s/>\hline</text:p>
      <text:p text:style-name="P5"><text:s/>Design &amp; $M_{min}\ [Nm]$ &amp; $M_{max}\ [Nm]$ &amp; $M_{mean}\ [Nm]$ &amp; $MAD(M)\ [Nm]$</text:p>
      <text:p text:style-name="P5"><text:soft-page-break/><text:s/>&amp; Torque space volume $[N^3m^3]$ &amp; Torque space surface $[N^2m^2]$\\ \hline</text:p>
      <text:p text:style-name="P5"><text:s/>1 &amp; 11.62 &amp; 14.32 &amp; 13.47 &amp; 0.43 &amp; 10'298 &amp; 2'355\\</text:p>
      <text:p text:style-name="P5"><text:s/>2 &amp; 11.65 &amp; 14.23 &amp; 13.47 &amp; 0.43 &amp; 10'300 &amp; 2'348\\</text:p>
      <text:p text:style-name="P5"><text:s/>Standard &amp; 8.7 &amp; 17.42 &amp; 12.25 &amp; 1.72 &amp; 8’284 &amp; 2’219\\</text:p>
      <text:p text:style-name="P5"><text:s/>\hline</text:p>
      <text:p text:style-name="P5"><text:s/>\end{tabular}}</text:p>
      <text:p text:style-name="P5">\end{center}</text:p>
      <text:p text:style-name="P5">\end{table}</text:p>
      <text:p text:style-name="P5">\begin{table}[!h]</text:p>
      <text:p text:style-name="P5">\begin{center}</text:p>
      <text:p text:style-name="P5"><text:s/>\caption{Hover efficiency of the designs.}\vspace{1ex}</text:p>
      <text:p text:style-name="P5"><text:s/>\label{tab:tab_Quad_compare_hover}</text:p>
      <text:p text:style-name="P5"><text:s/>{\<text:span text:style-name="T6">footnotesize</text:span>\begin{tabular}{|c|cccc|}</text:p>
      <text:p text:style-name="P5"><text:s/>\hline</text:p>
      <text:p text:style-name="P5"><text:s text:c="2"/>Design &amp; $H_{eff,min}\ [\%]$ &amp; $H_{eff,max}\ [\%]$ &amp; $H_{eff,mean}\ [\%]$</text:p>
      <text:p text:style-name="P5"><text:s text:c="2"/>&amp; $MAD(H_{eff})\ [\%]$\\ \hline</text:p>
      <text:p text:style-name="P5"><text:s text:c="2"/>1 &amp; 81.11 &amp; 95.18 &amp; 87.03 &amp; 2.63\\</text:p>
      <text:p text:style-name="P5"><text:s text:c="2"/>2 &amp; 81.65 &amp; 94.73 &amp; 87.1 &amp; 2.6\\</text:p>
      <text:p text:style-name="P5"><text:s text:c="2"/>Standard &amp; 70.7 &amp; 100 &amp; 82.3 &amp; 6.1\\</text:p>
      <text:p text:style-name="P5"><text:s/>\hline</text:p>
      <text:p text:style-name="P5">\end{tabular}}</text:p>
      <text:p text:style-name="P5">\end{center}</text:p>
      <text:p text:style-name="P5">\end{table}</text:p>
      <text:p text:style-name="P1"/>
      <text:p text:style-name="P1">\subsection{Hexa-copter}</text:p>
      <text:p text:style-name="P1">\label{sec:hexa_copter}</text:p>
      <text:p text:style-name="P7"><text:span text:style-name="T4">W</text:span>hen optimizing to find $\beta_{arm}$ and $\theta_{arm}$, with fixed</text:p>
      <text:p text:style-name="P7">design parameters $n\ =\ <text:span text:style-name="T4">6</text:span>$ and $L\ =\ 0.5\ [m]$ <text:span text:style-name="T4">and as</text:span> <text:span text:style-name="T4">chosen </text:span>cost function</text:p>
      <text:p text:style-name="P7">for the optimization problem, the cost function that <text:span text:style-name="T4">maximizes the volumes</text:span></text:p>
      <text:p text:style-name="P7"><text:span text:style-name="T4">of the force and torque spaces, the tool returns the following design:</text:span></text:p>
      <text:p text:style-name="P6">{\footnotesize\begin{itemize}</text:p>
      <text:p text:style-name="P6"><text:soft-page-break/><text:span text:style-name="T3"><text:s text:c="2"/>\item $n\ =\ 6$</text:span></text:p>
      <text:p text:style-name="P8"><text:s text:c="2"/>\item $\beta_{arm}\ =\ [35.26^{\circ},\ <text:s/>-35.26^{\circ},\ <text:s/>35.26^{\circ},\ <text:s/>-35.26^{\circ},\</text:p>
      <text:p text:style-name="P8"><text:s text:c="26"/>35.26^{\circ},\ <text:s/>-35.26^{\circ}]$</text:p>
      <text:p text:style-name="P8"><text:s text:c="2"/>\item $\theta_{arm}\ =\ [0^{\circ},\ <text:s/>0^{\circ},\ <text:s/>0^{\circ},\ <text:s/>0^{\circ},\ 0^{\circ},\ <text:s/>0^{\circ}]$</text:p>
      <text:p text:style-name="P8"><text:s text:c="2"/>\item $L\ =\ 0.5\ [m]$</text:p>
      <text:p text:style-name="P6">\end{itemize}}</text:p>
      <text:p text:style-name="P9"><text:span text:style-name="T5">We can see that even when changing the cost function the </text:span>n <text:span text:style-name="T5">the rest of this section this optimal </text:span><text:s/><text:span text:style-name="T3">\</text:span>Cref<text:span text:style-name="T3">{fig:Hexacopter_result}</text:span></text:p>
      <text:p text:style-name="P1">Voliro:</text:p>
      <text:p text:style-name="P1">\begin{itemize}</text:p>
      <text:p text:style-name="P1"><text:s text:c="2"/>\item $n\ =\ 6$</text:p>
      <text:p text:style-name="P1"><text:s text:c="2"/>\item $\beta_{arm}\ =\ [0^{\circ},\ <text:s/>0^{\circ},\ <text:s/>0^{\circ},\ <text:s/>0^{\circ},\ 0^{\circ},\ <text:s/>0^{\circ}]$</text:p>
      <text:p text:style-name="P1"><text:s text:c="2"/>\item $\theta_{arm}\ =\ [0^{\circ},\ <text:s/>0^{\circ},\ <text:s/>0^{\circ},\ <text:s/>0^{\circ},\ 0^{\circ},\ <text:s/>0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Hexacopter.jpg}</text:p>
      <text:p text:style-name="P1"><text:s text:c="4"/>\caption{Optimal hexa-copter} \label{fig:Hex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xa_octahedron.jpg}</text:p>
      <text:p text:style-name="P1"><text:s text:c="4"/>\caption{Hexa-copter in an octahedron.} \label{fig:Hex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7\textwidth}</text:p>
      <text:p text:style-name="P1"><text:s text:c="4"/>\includegraphics[width=\linewidth]{images/Voliro.jpg}</text:p>
      <text:p text:style-name="P1"><text:s text:c="4"/>\caption{Voliro's design for comparison.} \label{fig:Hexacopter_resultc}</text:p>
      <text:p text:style-name="P1"><text:s text:c="2"/>\end{subfigure}}</text:p>
      <text:p text:style-name="P1"><text:soft-page-break/><text:s text:c="2"/>\caption{Schematic of the differnt possible designs for an Hexa-copter.}</text:p>
      <text:p text:style-name="P1"><text:s text:c="2"/>\label{fig:Hexacopter_result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Hexa_fspace.jpg}</text:p>
      <text:p text:style-name="P1"><text:s text:c="4"/>\caption{Attainable force space.} \label{fig:hex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xa_tspace.jpg}</text:p>
      <text:p text:style-name="P1"><text:s text:c="4"/>\caption{Attainable torque space.} \label{fig:hexa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Hexa_hspace.jpg}</text:p>
      <text:p text:style-name="P1"><text:s text:c="4"/>\caption{Hover efficiency in every orientation.} \label{fig:hexa_hspace}</text:p>
      <text:p text:style-name="P1"><text:s text:c="2"/>\end{subfigure}}</text:p>
      <text:p text:style-name="P1"><text:s text:c="2"/>\caption{Representation of the capacities of the optimal hexa-copter.}</text:p>
      <text:p text:style-name="P1"><text:s text:c="2"/>\label{fig:Hex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Voliro_fspace.jpg}</text:p>
      <text:p text:style-name="P1"><text:s text:c="4"/>\caption{Attainable force space.} \label{fig:voliro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Voliro_tspace.jpg}</text:p>
      <text:p text:style-name="P1"><text:s text:c="4"/>\caption{Attainable torque space.} \label{fig:voliro_tspace}</text:p>
      <text:p text:style-name="P1"><text:soft-page-break/><text:s text:c="2"/>\end{subfigure}</text:p>
      <text:p text:style-name="P1"><text:s text:c="2"/>\begin{subfigure}[b]{0.45\textwidth}</text:p>
      <text:p text:style-name="P1"><text:s text:c="4"/>\includegraphics[width=\linewidth]{images/Voliro_hspace.jpg}</text:p>
      <text:p text:style-name="P1"><text:s text:c="4"/>\caption{Hover efficiency in every orientation.} \label{fig:voliro_hspace}</text:p>
      <text:p text:style-name="P1"><text:s text:c="2"/>\end{subfigure}}</text:p>
      <text:p text:style-name="P1"><text:s text:c="2"/>\caption{Representation of the capacities of Voliro.}</text:p>
      <text:p text:style-name="P1"><text:s text:c="2"/>\label{fig:Voliro_spaces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/>\label{tab:tab_Hexa_compare_force}</text:p>
      <text:p text:style-name="P1"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hexa-copter &amp; 34.74 &amp; 42.55 &amp; 39.52 &amp; 2.21 &amp; 267'010 &amp; 20'922\\</text:p>
      <text:p text:style-name="P1"><text:s/>Voliro &amp; 26.6 &amp; 52.11 &amp; 37.77 &amp; 4.33 &amp; 244'293 &amp; 20'17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Hex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oft-page-break/><text:s/>&amp; Torque space volume $[N^3m^3]$ &amp; Torque space surface $[N^2m^2]$\\ \hline</text:p>
      <text:p text:style-name="P1"><text:s/>Optimal hexa-copter &amp; 17.42 &amp; 21.34 &amp; 19.82 &amp; 1.1 &amp; 33'687 &amp; 5'230\\</text:p>
      <text:p text:style-name="P1"><text:s/>Voliro &amp; 15.09 &amp; 26.13 &amp; 18.94 &amp; 2.17 &amp; 30'788 &amp; 5'121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Hexa_compare_hover}</text:p>
      <text:p text:style-name="P1"><text:s/>\resizebox{\textwidth}{!}{\begin{tabular}{|l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hexa-copter &amp; 81.65 &amp; 100 &amp; 88.92 &amp; 4.43\\</text:p>
      <text:p text:style-name="P1"><text:s text:c="2"/>Voliro &amp; 75 &amp; 100 &amp; 84.21 &amp; 5.35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subsection{Octa-copter}</text:p>
      <text:p text:style-name="P1">\label{sec:octa_copter}</text:p>
      <text:p text:style-name="P1"/>
      <text:p text:style-name="P1">Optimal octa-copter:</text:p>
      <text:p text:style-name="P1">\begin{itemize}</text:p>
      <text:p text:style-name="P1"><text:s text:c="2"/>\item $n\ =\ 8$</text:p>
      <text:p text:style-name="P1"><text:s text:c="2"/>\item $\beta_{arm}\ =\ [35.26^{\circ},\ <text:s/>-35.26^{\circ},\ <text:s/>35.26^{\circ},\ <text:s/>-35.26^{\circ},\</text:p>
      <text:p text:style-name="P1"><text:s text:c="26"/>35.26^{\circ},\ <text:s/>-35.26^{\circ},\ 35.26^{\circ},\ <text:s/>-35.26^{\circ}]$</text:p>
      <text:p text:style-name="P1"><text:soft-page-break/><text:s text:c="2"/>\item $\theta_{arm}\ =\ [0^{\circ},\ <text:s/>0^{\circ},\ <text:s/>0^{\circ},\ <text:s/>0^{\circ},\ 0^{\circ},\ <text:s/>0^{\circ},\ 0^{\circ},\ <text:s/>0^{\circ}]$</text:p>
      <text:p text:style-name="P1"><text:s text:c="2"/>\item $L\ =\ 0.5\ [m]$</text:p>
      <text:p text:style-name="P1">\end{itemize}</text:p>
      <text:p text:style-name="P1"/>
      <text:p text:style-name="P1">Omnicopter:</text:p>
      <text:p text:style-name="P1">\begin{itemize}</text:p>
      <text:p text:style-name="P1"><text:s text:c="2"/>\item $n\ =\ 8$</text:p>
      <text:p text:style-name="P1"><text:s text:c="2"/>\item $\beta_{arm}\ =\ [-35.26^{\circ},\ <text:s/>-35.26^{\circ},\ <text:s/>-35.26^{\circ},\ <text:s/>-35.26^{\circ},\</text:p>
      <text:p text:style-name="P1"><text:s text:c="26"/>35.26^{\circ},\ <text:s/>35.26^{\circ},\ 35.26^{\circ},\ <text:s/>35.26^{\circ}]$</text:p>
      <text:p text:style-name="P1"><text:s text:c="2"/>\item $\theta_{arm}\ =\ [0^{\circ},\ <text:s/>45^{\circ},\ <text:s/>90^{\circ},\ <text:s/>135^{\circ},\</text:p>
      <text:p text:style-name="P1"><text:s text:c="26"/>180^{\circ},\ <text:s/>-135^{\circ},\ -90^{\circ},\ <text:s/>-45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\begin{subfigure}[b]{0.6\textwidth}</text:p>
      <text:p text:style-name="P1"><text:s text:c="4"/>\includegraphics[width=\linewidth]{images/Octacopter.jpg}</text:p>
      <text:p text:style-name="P1"><text:s text:c="4"/>\caption{Optimal hexa-copter} \label{fig:Oct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6\textwidth}</text:p>
      <text:p text:style-name="P1"><text:s text:c="4"/>\includegraphics[width=\linewidth]{images/omnicopter.jpg}</text:p>
      <text:p text:style-name="P1"><text:s text:c="4"/>\caption{Omnicopter's design for comparison.} \label{fig:Oct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cube.jpg}</text:p>
      <text:p text:style-name="P1"><text:s text:c="4"/>\caption{Omnicopter in a cube.} \label{fig:Octacopter_resultc}</text:p>
      <text:p text:style-name="P1"><text:s text:c="2"/>\end{subfigure}}</text:p>
      <text:p text:style-name="P1"><text:s text:c="2"/>\caption{Schematic of the differnt possible designs for an Octa-copter.}</text:p>
      <text:p text:style-name="P1"><text:soft-page-break/><text:s text:c="2"/>\label{fig:Octacopter_result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Octa_fspace.jpg}</text:p>
      <text:p text:style-name="P1"><text:s text:c="4"/>\caption{Attainable force space.} \label{fig:Oct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tspace.jpg}</text:p>
      <text:p text:style-name="P1"><text:s text:c="4"/>\caption{Attainable torque space.} \label{fig:Octa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Octa_hspace.jpg}</text:p>
      <text:p text:style-name="P1"><text:s text:c="4"/>\caption{Hover efficiency in every orientation.} \label{fig:Octa_hspace}</text:p>
      <text:p text:style-name="P1"><text:s text:c="2"/>\end{subfigure}}</text:p>
      <text:p text:style-name="P1"><text:s text:c="2"/>\caption{Representation of the capacities of the optimal octa-copter.}</text:p>
      <text:p text:style-name="P1"><text:s text:c="2"/>\label{fig:Oct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Omnicopter_fspace.jpg}</text:p>
      <text:p text:style-name="P1"><text:s text:c="4"/>\caption{Attainable force space.} \label{fig:Omnicopter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mnicopter_tspace.jpg}</text:p>
      <text:p text:style-name="P1"><text:s text:c="4"/>\caption{Attainable torque space.} \label{fig:Omnicopter_tspace}</text:p>
      <text:p text:style-name="P1"><text:s text:c="2"/>\end{subfigure}</text:p>
      <text:p text:style-name="P1"><text:soft-page-break/><text:s text:c="2"/>\begin{subfigure}[b]{0.45\textwidth}</text:p>
      <text:p text:style-name="P1"><text:s text:c="4"/>\includegraphics[width=\linewidth]{images/Omnicopter_hspace.jpg}</text:p>
      <text:p text:style-name="P1"><text:s text:c="4"/>\caption{Hover efficiency in every orientation.} \label{fig:Omnicopter_hspace}</text:p>
      <text:p text:style-name="P1"><text:s text:c="2"/>\end{subfigure}}</text:p>
      <text:p text:style-name="P1"><text:s text:c="2"/>\caption{Representation of the capacities of Omnicopter.}</text:p>
      <text:p text:style-name="P1"><text:s text:c="2"/>\label{fig:Omnicopter_spaces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/>\label{tab:tab_Octa_compare_force}</text:p>
      <text:p text:style-name="P1"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octa-copter &amp; 44.7 &amp; 58.78 &amp; 53.95 &amp; 0.94 &amp; 669'339 &amp; 37'625\\</text:p>
      <text:p text:style-name="P1"><text:s/>Omnicopter &amp; 46.46 &amp; 56.73 &amp; 53.75 &amp; 1.72 &amp; 653'736 &amp; 37'263\\</text:p>
      <text:p text:style-name="P4"><text:s/>Standard &amp; 41.93 &amp; 69.48 &amp; 50.86 &amp; 5.39 &amp; 593’108 &amp; 35’86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Oct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oft-page-break/><text:s/>&amp; Torque space volume $[N^3m^3]$ &amp; Torque space surface $[N^2m^2]$\\ \hline</text:p>
      <text:p text:style-name="P1"><text:s/>Optimal octa-copter &amp; 22.4 &amp; 29.48 &amp; 27 &amp; 0.47 &amp; 84'417 &amp; 9'463\\</text:p>
      <text:p text:style-name="P1"><text:s/>Omnicopter &amp; 23.3 &amp; 28.45 &amp; 26.95 &amp; 0.86 &amp; 82'446 &amp; 9'374\\</text:p>
      <text:p text:style-name="P2"><text:s/><text:span text:style-name="T1">Standard &amp; 21.03 &amp; 34.85 &amp; 25.5 &amp; 2.71 &amp; 74’790 &amp; 9’034\\</text:span>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Octa_compare_hover}</text:p>
      <text:p text:style-name="P1"><text:s/>\resizebox{\textwidth}{!}{\begin{tabular}{|l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octa-copter &amp; 81.78 &amp; 96.65 &amp; 91.42 &amp; 2.7\\</text:p>
      <text:p text:style-name="P1"><text:s text:c="2"/>Omnicopter &amp; 81.64 &amp; 94.77 &amp; 89.36 &amp; 2.82\\</text:p>
      <text:p text:style-name="P3"><text:span text:style-name="T1"><text:s text:c="2"/>Standard</text:span> &amp; <text:span text:style-name="T2">76.54</text:span> &amp; <text:span text:style-name="T2">100</text:span> &amp; <text:span text:style-name="T2">84.91</text:span> &amp; <text:span text:style-name="T2">5.3</text:span>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section{Odd Designs}</text:p>
      <text:p text:style-name="P1">\label{sec:odd_designs}</text:p>
      <text:p text:style-name="P1"/>
      <text:p text:style-name="P1">\subsection{Tri-copter}</text:p>
      <text:p text:style-name="P1">\label{sec:tri_copter}</text:p>
      <text:p text:style-name="P1">Optimal tri-copter:</text:p>
      <text:p text:style-name="P1"><text:soft-page-break/>\begin{itemize}</text:p>
      <text:p text:style-name="P1"><text:s text:c="2"/>\item $n\ =\ 3$</text:p>
      <text:p text:style-name="P1"><text:s text:c="2"/>\item $\beta_{arm}\ =\ [35.26^{\circ},\ <text:s/>35.26^{\circ},\ <text:s/>35.26^{\circ}]$</text:p>
      <text:p text:style-name="P1"><text:s text:c="2"/>\item $\theta_{arm}\ =\ [0^{\circ},\ <text:s/>0^{\circ},\ <text:s/>0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resizebox{\textwidth}{!}{</text:p>
      <text:p text:style-name="P1"><text:s text:c="2"/>\begin{subfigure}[b]{0.4\textwidth}</text:p>
      <text:p text:style-name="P1"><text:s text:c="4"/>\includegraphics[width=\linewidth]{images/Tricopter.jpg}</text:p>
      <text:p text:style-name="P1"><text:s text:c="4"/>\caption{Design representation.} \label{fig:Tricopter_visual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\textwidth}</text:p>
      <text:p text:style-name="P1"><text:s text:c="4"/>\includegraphics[width=\linewidth]{images/Tri_hspace.jpg}</text:p>
      <text:p text:style-name="P1"><text:s text:c="4"/>\caption{Hover efficiency space.} \label{fig:Tricopter_hspace}</text:p>
      <text:p text:style-name="P1"><text:s text:c="2"/>\end{subfigure}</text:p>
      <text:p text:style-name="P1"><text:s text:c="2"/>}</text:p>
      <text:p text:style-name="P1"><text:s text:c="2"/>\hspace*{\fill} % separation between the subfigures</text:p>
      <text:p text:style-name="P1"><text:s text:c="2"/>\resizebox{\textwidth}{!}{\begin{subfigure}[b]{0.45\textwidth}</text:p>
      <text:p text:style-name="P1"><text:s text:c="4"/>\includegraphics[width=\linewidth]{images/Tri_fspace.jpg}</text:p>
      <text:p text:style-name="P1"><text:s text:c="4"/>\caption{Force space.} \label{fig:Tricopter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\textwidth}</text:p>
      <text:p text:style-name="P1"><text:s text:c="4"/>\includegraphics[width=\linewidth]{images/Tri_tspace.jpg}</text:p>
      <text:p text:style-name="P1"><text:s text:c="4"/>\caption{Torque space.} \label{fig:Tricopter_tspace}</text:p>
      <text:p text:style-name="P1"><text:s text:c="2"/>\end{subfigure}}</text:p>
      <text:p text:style-name="P1"><text:s text:c="2"/>\caption{Visual representation of the optimal tri-copter capabilities.}</text:p>
      <text:p text:style-name="P1"><text:s text:c="2"/>\label{fig:Tricopter_result}</text:p>
      <text:p text:style-name="P1"><text:soft-page-break/>\end{figure}</text:p>
      <text:p text:style-name="P1"/>
      <text:p text:style-name="P1">\subsection{Penta-copter}</text:p>
      <text:p text:style-name="P1">\label{sec:penta_copter}</text:p>
      <text:p text:style-name="P1">Optimal penta-copter:</text:p>
      <text:p text:style-name="P1">\begin{itemize}</text:p>
      <text:p text:style-name="P1"><text:s text:c="2"/>\item $n\ =\ 5$</text:p>
      <text:p text:style-name="P1"><text:s text:c="2"/>\item $\beta_{arm}\ =\ [35.26^{\circ},\ <text:s/>35.26^{\circ},\ <text:s/>35.26^{\circ},\ <text:s/>35.26^{\circ},\ <text:s text:c="2"/>35.26^{\circ}]$</text:p>
      <text:p text:style-name="P1"><text:s text:c="2"/>\item $\theta_{arm}\ =\ [0^{\circ},\ <text:s/>0^{\circ},\ <text:s/>0^{\circ},\ <text:s/>0^{\circ},\ <text:s/>0^{\circ}]$</text:p>
      <text:p text:style-name="P1"><text:s text:c="2"/>\item $L\ =\ 0.5\ [m]$</text:p>
      <text:p text:style-name="P1">\end{itemize}</text:p>
      <text:p text:style-name="P1"/>
      <text:p text:style-name="P1">Standard penta-copter:</text:p>
      <text:p text:style-name="P1">\begin{itemize}</text:p>
      <text:p text:style-name="P1"><text:s text:c="2"/>\item $n\ =\ 5$</text:p>
      <text:p text:style-name="P1"><text:s text:c="2"/>\item $\beta_{arm}\ =\ [0^{\circ},\ <text:s/>0^{\circ},\ <text:s/>0^{\circ},\ <text:s/>0^{\circ},\ <text:s/>0^{\circ}]$</text:p>
      <text:p text:style-name="P1"><text:s text:c="2"/>\item $\theta_{arm}\ =\ [0^{\circ},\ <text:s/>0^{\circ},\ <text:s/>0^{\circ},\ <text:s/>0^{\circ},\ <text:s/>0^{\circ}]$</text:p>
      <text:p text:style-name="P1"><text:s text:c="2"/>\item $L\ =\ 0.5\ [m]$</text:p>
      <text:p text:style-name="P1">\end{itemize}</text:p>
      <text:p text:style-name="P1">\begin{figure}[!h]</text:p>
      <text:p text:style-name="P1"><text:s text:c="2"/>\begin{subfigure}[b]{0.4\textwidth}</text:p>
      <text:p text:style-name="P1"><text:s text:c="4"/>\includegraphics[width=\linewidth]{images/Pentacopter_odd.jpg}</text:p>
      <text:p text:style-name="P1"><text:s text:c="4"/>\caption{Optimal penta-copter.} \label{fig:Pentacopter_odd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copter_standard.jpg}</text:p>
      <text:p text:style-name="P1"><text:s text:c="4"/>\caption{Penta-copter standard.} \label{fig:Pentacopter_standard}</text:p>
      <text:p text:style-name="P1"><text:s text:c="2"/>\end{subfigure}</text:p>
      <text:p text:style-name="P1"><text:s text:c="2"/>\caption{Schematic of different possible designs for a Penta-copter.}</text:p>
      <text:p text:style-name="P1"><text:soft-page-break/><text:s text:c="2"/>\label{fig:Pentacopter_result}</text:p>
      <text:p text:style-name="P1">\end{figure}</text:p>
      <text:p text:style-name="P1"/>
      <text:p text:style-name="P1">\begin{table}[!h]</text:p>
      <text:p text:style-name="P1">\begin{center}</text:p>
      <text:p text:style-name="P1"><text:s/>\caption{Comparison between the two designs' force capabilities.}\vspace{1ex}</text:p>
      <text:p text:style-name="P1"><text:s/>\label{tab:tab_Penta_compare_force}</text:p>
      <text:p text:style-name="P1"><text:s/>\resizebox{\textwidth}{!}{\begin{tabular}{|l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&amp; 26.03 &amp; 36.22 &amp; 33.69 &amp; 1.39 &amp; 160'333 &amp; 14'626\\</text:p>
      <text:p text:style-name="P1"><text:s/>Standard &amp; 26.24 &amp; 43.42 &amp; 31.93 &amp; 3.25 &amp; 146'006 &amp; 14'137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]</text:p>
      <text:p text:style-name="P1">\begin{center}</text:p>
      <text:p text:style-name="P1"><text:s/>\caption{Comparison between the two designs' torque capabilities.}\vspace{1ex}</text:p>
      <text:p text:style-name="P1"><text:s/>\label{tab:tab_Penta_compare_torque}</text:p>
      <text:p text:style-name="P1"><text:s/>\resizebox{\textwidth}{!}{\begin{tabular}{|l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&amp; 12.85 &amp; 18.2 &amp; 16.93 &amp; 0.7 &amp; 20'358 &amp; 3'741\\</text:p>
      <text:p text:style-name="P1"><text:s/>Standard &amp; 10.9 &amp; 21.8 &amp; 16 &amp; 1.63 &amp; 18'409 &amp; 3'580\\</text:p>
      <text:p text:style-name="P1"><text:s/>\hline</text:p>
      <text:p text:style-name="P1"><text:s/>\end{tabular}}</text:p>
      <text:p text:style-name="P1">\end{center}</text:p>
      <text:p text:style-name="P1"><text:soft-page-break/>\end{table}</text:p>
      <text:p text:style-name="P1"/>
      <text:p text:style-name="P1">\begin{table}[!h]</text:p>
      <text:p text:style-name="P1">\begin{center}</text:p>
      <text:p text:style-name="P1"><text:s/>\caption{Comparison between two designs' hover capabilities.}\vspace{1ex}</text:p>
      <text:p text:style-name="P1"><text:s/>\label{tab:tab_Penta_compare_hover}</text:p>
      <text:p text:style-name="P1"><text:s/>\resizebox{\textwidth}{!}{\begin{tabular}{|l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&amp; 80.33 &amp; 99.4 &amp; 90.96 &amp; 3\\</text:p>
      <text:p text:style-name="P1"><text:s text:c="2"/>Standard &amp; 77.25 &amp; 100 &amp; 84.38 &amp; 5.2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Penta_fspace.jpg}</text:p>
      <text:p text:style-name="P1"><text:s text:c="4"/>\caption{Attainable force space.} \label{fig:pent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_tspace.jpg}</text:p>
      <text:p text:style-name="P1"><text:s text:c="4"/>\caption{Attainable torque space.} \label{fig:penta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Penta_hspace.jpg}</text:p>
      <text:p text:style-name="P1"><text:s text:c="4"/>\caption{Hover efficiency in every orientation.} \label{fig:penta_hspace}</text:p>
      <text:p text:style-name="P1"><text:s text:c="2"/>\end{subfigure}}</text:p>
      <text:p text:style-name="P1"><text:soft-page-break/><text:s text:c="2"/>\caption{Representation of the capacities of the optimal penta-copter.}</text:p>
      <text:p text:style-name="P1"><text:s text:c="2"/>\label{fig:Pentacopter_spaces}</text:p>
      <text:p text:style-name="P1">\end{figure}</text:p>
      <text:p text:style-name="P1"/>
      <text:p text:style-name="P1">\begin{figure}[!h]</text:p>
      <text:p text:style-name="P1"><text:s text:c="2"/>\resizebox{\textwidth}{!}{\begin{subfigure}[b]{0.55\textwidth}</text:p>
      <text:p text:style-name="P1"><text:s text:c="4"/>\includegraphics[width=\linewidth]{images/Penta_standard_fspace.jpg}</text:p>
      <text:p text:style-name="P1"><text:s text:c="4"/>\caption{Attainable force space.} \label{fig:penta_standard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_standard_tspace.jpg}</text:p>
      <text:p text:style-name="P1"><text:s text:c="4"/>\caption{Attainable torque space.} \label{fig:penta_standard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Penta_standard_hspace.jpg}</text:p>
      <text:p text:style-name="P1"><text:s text:c="4"/>\caption{Hover efficiency in every orientation.} \label{fig:penta_standard_hspace}</text:p>
      <text:p text:style-name="P1"><text:s text:c="2"/>\end{subfigure}}</text:p>
      <text:p text:style-name="P1"><text:s text:c="2"/>\caption{Representation of the capacities of the standard penta-copter.}</text:p>
      <text:p text:style-name="P1"><text:s text:c="2"/>\label{fig:penta_standard_spaces}</text:p>
      <text:p text:style-name="P1">\end{figure}</text:p>
      <text:p text:style-name="P1"/>
      <text:p text:style-name="P1">\subsection{Hepta-copter}</text:p>
      <text:p text:style-name="P1">\label{sec:hepta_copter}</text:p>
      <text:p text:style-name="P1">Optimal hepta-copter:</text:p>
      <text:p text:style-name="P1">\begin{itemize}</text:p>
      <text:p text:style-name="P1"><text:s text:c="2"/>\item $n\ =\ 7$</text:p>
      <text:p text:style-name="P1"><text:s text:c="2"/>\item $\beta_{arm}\ =\ [35.26^{\circ},\ <text:s/>35.26^{\circ},\ <text:s/>35.26^{\circ},\ <text:s/>35.26^{\circ},\</text:p>
      <text:p text:style-name="P1"><text:s text:c="26"/>35.26^{\circ},\ <text:s/>35.26^{\circ},\ <text:s/>35.26^{\circ}]$</text:p>
      <text:p text:style-name="P1"><text:s text:c="2"/>\item $\theta_{arm}\ =\ [0^{\circ},\ <text:s/>0^{\circ},\ <text:s/>0^{\circ},\ <text:s/>0^{\circ},\ <text:s/>0^{\circ},\</text:p>
      <text:p text:style-name="P1"><text:s text:c="28"/>0^{\circ},\ <text:s/>0^{\circ}]$</text:p>
      <text:p text:style-name="P1"><text:soft-page-break/><text:s text:c="2"/>\item $L\ =\ 0.5\ [m]$</text:p>
      <text:p text:style-name="P1">\end{itemize}</text:p>
      <text:p text:style-name="P1"/>
      <text:p text:style-name="P1">\begin{figure}[!h]</text:p>
      <text:p text:style-name="P1"><text:s text:c="2"/>\begin{center}</text:p>
      <text:p text:style-name="P1"><text:s text:c="4"/>\resizebox{\textwidth}{!}{\begin{subfigure}[b]{0.4\textwidth}</text:p>
      <text:p text:style-name="P1"><text:s text:c="6"/>\includegraphics[width=\linewidth]{images/Heptacopter.jpg}</text:p>
      <text:p text:style-name="P1"><text:s text:c="6"/>\caption{Hover efficiency space.} \label{fig:Heptacopter_hspace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45\textwidth}</text:p>
      <text:p text:style-name="P1"><text:s text:c="6"/>\includegraphics[width=\linewidth]{images/Heptacopter_standard.jpg}</text:p>
      <text:p text:style-name="P1"><text:s text:c="6"/>\caption{Hover efficiency space.} \label{fig:Heptacopter_hspace}</text:p>
      <text:p text:style-name="P1"><text:s text:c="4"/>\end{subfigure}}</text:p>
      <text:p text:style-name="P1"><text:s text:c="4"/>\resizebox{\textwidth}{!}{\begin{subfigure}[b]{0.5\textwidth}</text:p>
      <text:p text:style-name="P1"><text:s text:c="6"/>\includegraphics[width=\linewidth]{images/Hepta_opt_hspace.jpg}</text:p>
      <text:p text:style-name="P1"><text:s text:c="6"/>\caption{Optimal design hover efficiency space.} \label{fig:Hepta_opt_hspace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5\textwidth}</text:p>
      <text:p text:style-name="P1"><text:s text:c="6"/>\includegraphics[width=\linewidth]{images/Hepta_hspace.jpg}</text:p>
      <text:p text:style-name="P1"><text:s text:c="6"/>\caption{Standard design hover efficiency space.} \label{fig:Hepta_hspace}</text:p>
      <text:p text:style-name="P1"><text:s text:c="4"/>\end{subfigure}}</text:p>
      <text:p text:style-name="P1"><text:s text:c="4"/>\caption{Visual representation of the optimal Hepta-copter capabilities.}</text:p>
      <text:p text:style-name="P1"><text:s text:c="4"/>\label{fig:Heptacopter_result}</text:p>
      <text:p text:style-name="P1"><text:s text:c="2"/>\end{center}</text:p>
      <text:p text:style-name="P1">\end{figure}</text:p>
      <text:p text:style-name="P1"/>
      <text:p text:style-name="P1">\section{Comparison of Different Designs}</text:p>
      <text:p text:style-name="P1">\label{sec:comparison}</text:p>
      <text:p text:style-name="P1">\begin{figure}[!h]</text:p>
      <text:p text:style-name="P1"><text:soft-page-break/><text:s text:c="2"/>\resizebox{\textwidth}{!}{\begin{subfigure}[b]{0.5\textwidth}</text:p>
      <text:p text:style-name="P1"><text:s text:c="4"/>\includegraphics[width=\linewidth]{images/Tricopter.jpg}</text:p>
      <text:p text:style-name="P1"><text:s text:c="4"/>\caption{Tri-copter.} \label{fig:comp_tri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Quadcopter.jpg}</text:p>
      <text:p text:style-name="P1"><text:s text:c="4"/>\caption{Quad-copter.} \label{fig:comp_quad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Pentacopter.jpg}</text:p>
      <text:p text:style-name="P1"><text:s text:c="4"/>\caption{Penta-copter.} \label{fig:comp_penta}</text:p>
      <text:p text:style-name="P1"><text:s text:c="2"/>\end{subfigure}}</text:p>
      <text:p text:style-name="P1"><text:s text:c="2"/>\resizebox{\textwidth}{!}{\begin{subfigure}[b]{0.5\textwidth}</text:p>
      <text:p text:style-name="P1"><text:s text:c="4"/>\includegraphics[width=\linewidth]{images/Hexacopter.jpg}</text:p>
      <text:p text:style-name="P1"><text:s text:c="4"/>\caption{Hexa-copter.} \label{fig:comp_hex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ptacopter.jpg}</text:p>
      <text:p text:style-name="P1"><text:s text:c="4"/>\caption{Hepta-copter.} \label{fig:comp_hepta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Octacopter.jpg}</text:p>
      <text:p text:style-name="P1"><text:s text:c="4"/>\caption{Octa-copter.} \label{fig:comp_octo}</text:p>
      <text:p text:style-name="P1"><text:s text:c="2"/>\end{subfigure}}</text:p>
      <text:p text:style-name="P1"><text:s text:c="2"/>\caption{Representation of all the optimal designs.}</text:p>
      <text:p text:style-name="P1"><text:s text:c="2"/>\label{fig:Compare_all_regular_designs}</text:p>
      <text:p text:style-name="P1">\end{figure}</text:p>
      <text:p text:style-name="P1">\begin{table}[!h]</text:p>
      <text:p text:style-name="P1"><text:s text:c="2"/>\begin{center}</text:p>
      <text:p text:style-name="P1"><text:soft-page-break/><text:s text:c="3"/>\caption{Comparison between all the different optimal designs' force capabilities.}\vspace{1ex}</text:p>
      <text:p text:style-name="P1"><text:s text:c="3"/>\label{tab:tab_all_compare_force}</text:p>
      <text:p text:style-name="P1"><text:s text:c="3"/>\resizebox{\textwidth}{!}{\begin{tabular}{|l|cccccc|}</text:p>
      <text:p text:style-name="P1"><text:s text:c="5"/>\hline</text:p>
      <text:p text:style-name="P1"><text:s text:c="5"/>Design &amp; $F_{min}\ [N]$ &amp; $F_{max}\ [N]$ &amp; $F_{mean}\ [N]$ &amp; $MAD(F)\ [N]$</text:p>
      <text:p text:style-name="P1"><text:s text:c="5"/>&amp; Force space volume $[N^3]$&amp; Force space surface $[N^2]$\\ \hline</text:p>
      <text:p text:style-name="P1"><text:s text:c="5"/>Tri-copter &amp; <text:s/>17.37 &amp; 21.27 &amp; 19.73 &amp; 1.1 &amp; 33'217 &amp; 5'313\\</text:p>
      <text:p text:style-name="P1"><text:s text:c="5"/>Quad-copter &amp; 23.23 &amp; 28.37 &amp; 26.87 &amp; 0.86 &amp; 81'710 &amp; 9'326\\</text:p>
      <text:p text:style-name="P1"><text:s text:c="5"/>Penta-copter &amp; 28.95 &amp; 35.46 &amp; 29.39 &amp; 0.46 &amp; 107'463 &amp; 11'130\\</text:p>
      <text:p text:style-name="P1"><text:s text:c="5"/>Hexa-copter &amp; 34.74 &amp; 42.55 &amp; 39.52 &amp; 2.21 &amp; 267'010 &amp; 20'922\\</text:p>
      <text:p text:style-name="P1"><text:s text:c="5"/>Hepta-copter &amp; 39.96 &amp; 49.44 &amp; 47.18 &amp; 0.96 &amp; 447'344 &amp; 28'929\\</text:p>
      <text:p text:style-name="P1"><text:s text:c="5"/>Octa-copter &amp; 44.7 &amp; 58.78 &amp; 53.95 &amp; 0.94 &amp; 669'339 &amp; 37'625\\</text:p>
      <text:p text:style-name="P1"><text:s text:c="5"/>\hline</text:p>
      <text:p text:style-name="P1"><text:s text:c="3"/>\end{tabular}}</text:p>
      <text:p text:style-name="P1"><text:s text:c="2"/>\end{center}</text:p>
      <text:p text:style-name="P1">\end{table}</text:p>
      <text:p text:style-name="P1"/>
      <text:p text:style-name="P1">\begin{table}[!h]</text:p>
      <text:p text:style-name="P1"><text:s text:c="2"/>\begin{center}</text:p>
      <text:p text:style-name="P1"><text:s text:c="3"/>\caption{Comparison between all the different optimal designs' torque capabilities.}\vspace{1ex}</text:p>
      <text:p text:style-name="P1"><text:s text:c="3"/>\label{tab:tab_all_compare_torque}</text:p>
      <text:p text:style-name="P1"><text:s text:c="3"/>\resizebox{\textwidth}{!}{\begin{tabular}{|l|cccccc|}</text:p>
      <text:p text:style-name="P1"><text:s text:c="5"/>\hline</text:p>
      <text:p text:style-name="P1"><text:s text:c="5"/>Design &amp; $M_{min}\ [Nm]$ &amp; $M_{max}\ [Nm]$ &amp; $M_{mean}\ [Nm]$ &amp; $MAD(M)\ [Nm]$</text:p>
      <text:p text:style-name="P1"><text:s text:c="5"/>&amp; Torque space volume $[N^3m^3]$ &amp; Torque space surface $[N^2m^2]$\\ \hline</text:p>
      <text:p text:style-name="P1"><text:s text:c="5"/>Tri-copter &amp; 8.7 &amp; 10.67 &amp; 9.87 &amp; 0.56 &amp; 4'158 &amp; 1'379\\</text:p>
      <text:p text:style-name="P1"><text:s text:c="5"/>Quad-copter &amp; 11.65 &amp; 14.23 &amp; 13.47 &amp; 0.43 &amp; 10'300 &amp; 2'348\\</text:p>
      <text:p text:style-name="P1"><text:s text:c="5"/>Penta-copter &amp; 14.52 &amp; 17.78 &amp; 14.74 &amp; 0.23 &amp; 13'555 &amp; 2'800\\</text:p>
      <text:p text:style-name="P1"><text:s text:c="5"/>Hexa-copter &amp; 17.42 &amp; 21.34 &amp; 19.82 &amp; 1.1 &amp; 33'687 &amp; 5'230\\</text:p>
      <text:p text:style-name="P1"><text:s text:c="5"/>Hepta-copter &amp; 20.04 &amp; 24.8 &amp; 23.66 &amp; 0.48 &amp; 56'403 &amp; 7'304\\</text:p>
      <text:p text:style-name="P1"><text:soft-page-break/><text:s text:c="5"/>Octa-copter &amp; 22.4 &amp; 29.48 &amp; 27 &amp; 0.47 &amp; 84'417 &amp; 9'463\\</text:p>
      <text:p text:style-name="P1"><text:s text:c="5"/>\hline</text:p>
      <text:p text:style-name="P1"><text:s text:c="3"/>\end{tabular}}</text:p>
      <text:p text:style-name="P1"><text:s text:c="2"/>\end{center}</text:p>
      <text:p text:style-name="P1">\end{table}</text:p>
      <text:p text:style-name="P1"/>
      <text:p text:style-name="P1">\begin{table}[!h]</text:p>
      <text:p text:style-name="P1"><text:s text:c="2"/>\begin{center}</text:p>
      <text:p text:style-name="P1"><text:s text:c="3"/>\caption{Comparison between all the different optimal designs' hover capabilities.}\vspace{1ex}</text:p>
      <text:p text:style-name="P1"><text:s text:c="3"/>\label{tab:tab_all_compare_hover}</text:p>
      <text:p text:style-name="P1"><text:s text:c="5"/>\resizebox{\textwidth}{!}{\begin{tabular}{|l|cccc|}</text:p>
      <text:p text:style-name="P1"><text:s text:c="7"/>\hline</text:p>
      <text:p text:style-name="P1"><text:s text:c="8"/>Design &amp; $H_{eff,min}\ [\%]$ &amp; $H_{eff,max}\ [\%]$ &amp; $H_{eff,mean}\ [\%]$</text:p>
      <text:p text:style-name="P1"><text:s text:c="8"/>&amp; $MAD(H_{eff})\ [\%]$\\ \hline</text:p>
      <text:p text:style-name="P1"><text:s text:c="8"/>Tri-copter &amp; 81.65 &amp; 99 &amp; 87.22 &amp; 4.42\\</text:p>
      <text:p text:style-name="P1"><text:s text:c="8"/>Quads-copter &amp; 81.65 &amp; 94.73 &amp; 87.1 &amp; 2.6\\</text:p>
      <text:p text:style-name="P1"><text:s text:c="8"/>Penta-copter &amp; 81.65 &amp; 91.43 &amp; 85.35 &amp; 1.49\\</text:p>
      <text:p text:style-name="P1"><text:s text:c="8"/>Hexa-copter &amp; 81.65 &amp; 100 &amp; 88.92 &amp; 4.43\\</text:p>
      <text:p text:style-name="P1"><text:s text:c="8"/>Hepta-copter &amp; 80.88 &amp; 95.23 &amp; 91.1 &amp; 2.4 \\</text:p>
      <text:p text:style-name="P1"><text:s text:c="8"/>Octa-copter &amp; 81.78 &amp; 96.65 &amp; 91.42 &amp; 2.7\\</text:p>
      <text:p text:style-name="P1"><text:s text:c="7"/>\hline</text:p>
      <text:p text:style-name="P1"><text:s text:c="4"/>\end{tabular}}</text:p>
      <text:p text:style-name="P1"><text:s text:c="2"/>\end{center}</text:p>
      <text:p text:style-name="P1">\end{table}</text:p>
      <text:p text:style-name="P1"/>
      <text:p text:style-name="P1">\section{Results when n is an Optimization Parameter}</text:p>
      <text:p text:style-name="P1">\label{sec:result_n}</text:p>
      <text:p text:style-name="P1"/>
      <text:p text:style-name="P1">Optimal n-copter sqp algorithm:</text:p>
      <text:p text:style-name="P1">\begin{itemize}</text:p>
      <text:p text:style-name="P1"><text:s text:c="2"/>\item $n\ =\ 3$</text:p>
      <text:p text:style-name="P1"><text:soft-page-break/><text:s text:c="2"/>\item $\beta_{arm}\ =\ [36^{\circ},\ <text:s/>36^{\circ},\ <text:s/>36^{\circ}]$</text:p>
      <text:p text:style-name="P1"><text:s text:c="2"/>\item $\theta_{arm}\ =\ [0^{\circ},\ <text:s/>0^{\circ},\ <text:s/>0^{\circ}]$</text:p>
      <text:p text:style-name="P1"><text:s text:c="2"/>\item $L\ =\ 0.4\ [m]$</text:p>
      <text:p text:style-name="P1">\end{itemize}</text:p>
      <text:p text:style-name="P1"/>
      <text:p text:style-name="P1">Optimal n-copter genetic algorithm:</text:p>
      <text:p text:style-name="P1">\begin{itemize}</text:p>
      <text:p text:style-name="P1"><text:s text:c="2"/>\item $n\ =\ 7$</text:p>
      <text:p text:style-name="P1"><text:s text:c="2"/>\item $\beta_{arm}\ =\ [10.13^{\circ},\ <text:s/>-3.73^{\circ},\ <text:s/>-49.51^{\circ},\ <text:s/>49.76^{\circ},\</text:p>
      <text:p text:style-name="P1"><text:s text:c="26"/>-56.67^{\circ},\ <text:s/>47.03^{\circ},\ <text:s/>-17.86^{\circ}]$</text:p>
      <text:p text:style-name="P1"><text:s text:c="2"/>\item $\theta_{arm}\ =\ [-18.93^{\circ},\ <text:s/>-9.51^{\circ},\ <text:s/>1.22^{\circ},\ <text:s/>12.93^{\circ},\ <text:s/>13.58^{\circ},\</text:p>
      <text:p text:style-name="P1"><text:s text:c="28"/>13.07^{\circ},\ <text:s/>-26.33^{\circ}]$</text:p>
      <text:p text:style-name="P1"><text:s text:c="2"/>\item $L\ =\ 0.5\ [m]$</text:p>
      <text:p text:style-name="P1">\end{itemize}</text:p>
      <text:p text:style-name="P1"/>
      <text:p text:style-name="P1">\begin{figure}[!h]</text:p>
      <text:p text:style-name="P1"><text:s text:c="2"/>\begin{center}</text:p>
      <text:p text:style-name="P1"><text:s text:c="4"/>\resizebox{\textwidth}{!}{\begin{subfigure}[b]{0.5\textwidth}</text:p>
      <text:p text:style-name="P1"><text:s text:c="6"/>\includegraphics[width=\linewidth]{images/opt_n_ga.jpg}</text:p>
      <text:p text:style-name="P1"><text:s text:c="6"/>\caption{Hover efficiency space.} \label{fig:opt_n_ga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45\textwidth}</text:p>
      <text:p text:style-name="P1"><text:s text:c="6"/>\includegraphics[width=\linewidth]{images/opt_n_sqp.jpg}</text:p>
      <text:p text:style-name="P1"><text:s text:c="6"/>\caption{Sqp algorithm.} \label{fig:opt_n_sqp}</text:p>
      <text:p text:style-name="P1"><text:s text:c="4"/>\end{subfigure}}</text:p>
      <text:p text:style-name="P1"><text:s text:c="4"/>\caption{Visual representation of the optimal n-copter designs.}</text:p>
      <text:p text:style-name="P1"><text:s text:c="4"/>\label{fig:opt_n_result}</text:p>
      <text:p text:style-name="P1"><text:s text:c="2"/>\end{center}</text:p>
      <text:p text:style-name="P1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9T12:27:02.106611553</dc:date>
    <meta:editing-duration>PT21H35M15S</meta:editing-duration>
    <meta:editing-cycles>260</meta:editing-cycles>
    <meta:generator>LibreOffice/5.1.6.2$Linux_X86_64 LibreOffice_project/10m0$Build-2</meta:generator>
    <meta:document-statistic meta:table-count="0" meta:image-count="0" meta:object-count="0" meta:page-count="25" meta:paragraph-count="731" meta:word-count="3063" meta:character-count="32603" meta:non-whitespace-character-count="28650"/>
  </office:meta>
</office:document-meta>
</file>